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'Liberation Mono', 'DejaVu Sans Mono', 'Courier New', monospace"/>
    <style:font-face style:name="system-ui" svg:font-family="system-ui, Ubuntu, 'Droid Sans', sans-serif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d4d4d4" loext:opacity="100%" style:font-name="Ubuntu Mono" fo:font-size="10.5pt" fo:letter-spacing="normal" fo:font-style="normal" fo:font-weight="normal"/>
    </style:style>
    <style:style style:name="P2" style:family="paragraph" style:parent-style-name="Standard">
      <style:text-properties officeooo:rsid="001aefcb" officeooo:paragraph-rsid="001aefcb"/>
    </style:style>
    <style:style style:name="P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5" style:family="paragraph" style:parent-style-name="Standard">
      <style:text-properties fo:color="#6a9955" loext:opacity="100%" style:font-name="Droid Sans Mono" fo:font-size="10.5pt" fo:font-weight="normal" officeooo:rsid="001aefcb" officeooo:paragraph-rsid="001aefcb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Quotations" style:list-style-name="L2"/>
    <style:style style:name="P8" style:family="paragraph" style:parent-style-name="Quotations" style:list-style-name="L3"/>
    <style:style style:name="P9" style:family="paragraph" style:parent-style-name="Quotations" style:list-style-name="L4"/>
    <style:style style:name="P1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8c8c8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7f7f7f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4ec9b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a xlink:type="simple" xlink:href="https://docs.espressif.com/projects/esp-dev-kits/en/latest/esp32p4/esp-dev-kits-en-master-esp32p4.pdf" text:style-name="Internet_20_link" text:visited-style-name="Visited_20_Internet_20_Link">https://docs.espressif.com/projects/esp-dev-kits/en/latest/esp32p4/esp-dev-kits-en-master-esp32p4.pdf</text:a></text:p>
      <text:p text:style-name="P10"/>
      <text:p text:style-name="P10">https://content.arduino.cc/assets/ASX00021-ASX00026-Datasheet.p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'Liberation Mono', 'DejaVu Sans Mono', 'Courier New', monospac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15:33:45.884295015</meta:creation-date>
    <dc:date>2026-03-15T15:09:16.569212511</dc:date>
    <meta:editing-duration>PT58M5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166" meta:non-whitespace-character-count="166"/>
  </office:meta>
</office:document-meta>
</file>